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middle" draw:auto-grow-height="true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style:font-name="TeXGyrePagella" fo:font-size="80pt" style:font-size-asian="80pt" style:font-size-complex="80pt"/>
    </style:style>
    <style:style style:name="P2" style:family="paragraph">
      <style:paragraph-properties fo:margin-top="0cm" fo:margin-bottom="3cm"/>
    </style:style>
    <style:style style:name="P3" style:family="paragraph">
      <style:text-properties style:font-name="TeXGyrePagella" fo:font-size="60pt" fo:text-shadow="1pt 1pt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style:text-properties style:font-name="TeXGyrePagella" fo:font-size="60pt" style:font-size-asian="60pt" style:font-size-complex="60pt"/>
    </style:style>
    <style:style style:name="P6" style:family="paragraph">
      <style:text-properties style:font-name="TeXGyrePagella" fo:font-size="40pt" style:font-size-asian="40pt" style:font-size-complex="40pt"/>
    </style:style>
    <style:style style:name="P7" style:family="paragraph">
      <style:paragraph-properties fo:margin-top="0.102cm" fo:margin-bottom="0.601cm"/>
    </style:style>
    <style:style style:name="P8" style:family="paragraph">
      <style:paragraph-properties fo:margin-top="0.102cm" fo:margin-bottom="0.601cm"/>
      <style:text-properties style:font-name="TeXGyrePagella" fo:font-size="40pt" style:font-size-asian="40pt" style:font-size-complex="40pt"/>
    </style:style>
    <style:style style:name="T1" style:family="text">
      <style:text-properties style:font-name="TeXGyrePagella" fo:font-size="80pt" style:font-size-asian="80pt" style:font-size-complex="80pt"/>
    </style:style>
    <style:style style:name="T2" style:family="text">
      <style:text-properties style:font-name="TeXGyrePagella" fo:font-size="48pt" style:font-size-asian="48pt" style:font-size-complex="48pt"/>
    </style:style>
    <style:style style:name="T3" style:family="text">
      <style:text-properties style:font-name="TeXGyrePagella"/>
    </style:style>
    <style:style style:name="T4" style:family="text">
      <style:text-properties style:font-name="TeXGyrePagella" fo:font-size="60pt" fo:text-shadow="1pt 1pt" style:font-size-asian="60pt" style:font-size-complex="60pt"/>
    </style:style>
    <style:style style:name="T5" style:family="text">
      <style:text-properties style:font-name="TeXGyrePagella" fo:font-size="60pt" style:font-size-asian="60pt" style:font-size-complex="60pt"/>
    </style:style>
    <style:style style:name="T6" style:family="text">
      <style:text-properties style:font-name="TeXGyrePagella" fo:font-size="40pt" style:font-size-asian="40pt" style:font-size-complex="40pt"/>
    </style:style>
    <style:style style:name="T7" style:family="text">
      <style:text-properties style:font-name="TeXGyrePagella" fo:font-size="40pt" fo:font-style="italic" style:font-size-asian="40pt" style:font-style-asian="italic" style:font-size-complex="40pt" style:font-style-complex="italic"/>
    </style:style>
    <style:style style:name="T8" style:family="text">
      <style:text-properties style:font-name="TeXGyrePagella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BITBUCKET 10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2">David Lartey</text:span></text:p>
            <text:p><text:span text:style-name="T3">@DavidLartey</text:span></text:p>
            <text:p><text:span text:style-name="T3"><text:a xlink:href="http://davidlartey.com/" xlink:type="simple">http://davidlartey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Sources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p text:style-name="P4"><text:span text:style-name="T5"><text:a xlink:href="http://bit.ly/1mnDGf6" xlink:type="simple">http://bit.ly/1mnDGf6</text:a></text:span></text:p>
            <text:p text:style-name="P4"><text:span text:style-name="T5"><text:a xlink:href="http://git-scm.com/" xlink:type="simple">http://git-scm.com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5">Git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><text:span text:style-name="T6">A distributed version control system (DVCS).</text:span></text:p>
            <text:p><text:span text:style-name="T6">The entire code base is available on every one's computer.</text:span></text:p>
            <text:p><text:span text:style-name="T6">Changes are pushed to a remote location where every one pulls from to update their local co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5">Bitbucket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<text:span text:style-name="T6">Remote hosting of DVCS</text:span></text:p>
            <text:p><text:span text:style-name="T6">Supports Git and Mercurial</text:span></text:p>
            <text:p><text:span text:style-name="T6">Projects becomes repositories</text:span></text:p>
            <text:p><text:span text:style-name="T6">Issue tracking</text:span></text:p>
            <text:p><text:span text:style-name="T6">Wiki</text:span></text:p>
            <text:p><text:span text:style-name="T6">Github (</text:span><text:span text:style-name="T6"><text:a xlink:href="https://github.com/" xlink:type="simple">https://github.com</text:a></text:span><text:span text:style-name="T6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5">First Things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p><text:span text:style-name="T6">Install Git</text:span></text:p>
            <text:p><text:span text:style-name="T6">New account: </text:span><text:span text:style-name="T6"><text:a xlink:href="http://bit.ly/12ksDg8" xlink:type="simple">http://bit.ly/12ksDg8</text:a></text:span></text:p>
            <text:p><text:span text:style-name="T7"/></text:p>
            <text:p><text:span text:style-name="T7">Username would be used for your urls.</text:span></text:p>
            <text:p><text:span text:style-name="T7">Don't forget to confirm your email addres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5">More...</text:span>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p text:style-name="P7"><text:span text:style-name="T6">New repository</text:span></text:p>
            <text:p text:style-name="P7"><text:span text:style-name="T6">Expl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5">First change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><text:span text:style-name="T6">Cloning</text:span></text:p>
            <text:p><text:span text:style-name="T6">Committing</text:span></text:p>
            <text:p><text:span text:style-name="T6">Pushing</text:span></text:p>
            <text:p><text:span text:style-name="T6">Pul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5">Branche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><text:span text:style-name="T6">New line of development. Another copy of your codes.</text:span></text:p>
            <text:p><text:span text:style-name="T6">For bug fixes, enhancements, 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5">Even more...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><text:span text:style-name="T6">Issue tracking</text:span></text:p>
            <text:p><text:span text:style-name="T6">Wiki</text:span></text:p>
            <text:p><text:span text:style-name="T6">Te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><text:span text:style-name="T5">Thanks.</text:span></text:p>
            <text:p><text:span text:style-name="T8"><text:a xlink:href="http://bit.ly/1vLphO5" xlink:type="simple">http://bit.ly/1vLphO5</text:a>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07:41:16.029201619</meta:creation-date>
    <dc:date>2014-12-02T09:20:17.803141349</dc:date>
    <meta:editing-duration>PT26M28S</meta:editing-duration>
    <meta:editing-cycles>9</meta:editing-cycles>
    <meta:generator>LibreOffice/4.3.3.2$Linux_X86_64 LibreOffice_project/430m0$Build-2</meta:generator>
    <meta:document-statistic meta:object-count="62"/>
  </office:meta>
</office:document-meta>
</file>